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22a" officeooo:paragraph-rsid="001ee22a"/>
    </style:style>
    <style:style style:name="P2" style:family="paragraph" style:parent-style-name="Standard">
      <style:text-properties officeooo:rsid="001ee22a" officeooo:paragraph-rsid="0021bacd"/>
    </style:style>
    <style:style style:name="P3" style:family="paragraph" style:parent-style-name="Standard">
      <style:text-properties officeooo:rsid="001ee22a" officeooo:paragraph-rsid="00221d43"/>
    </style:style>
    <style:style style:name="P4" style:family="paragraph" style:parent-style-name="Standard">
      <style:text-properties officeooo:rsid="001ee22a" officeooo:paragraph-rsid="001ee22a"/>
    </style:style>
    <style:style style:name="P5" style:family="paragraph" style:parent-style-name="Standard">
      <style:text-properties officeooo:rsid="00221d43" officeooo:paragraph-rsid="00221d43"/>
    </style:style>
    <style:style style:name="T1" style:family="text">
      <style:text-properties officeooo:rsid="0021ba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bacd" style:font-weight-asian="bold" style:font-weight-complex="bold"/>
    </style:style>
    <style:style style:name="T4" style:family="text">
      <style:text-properties fo:font-weight="bold" officeooo:rsid="00221d43" style:font-weight-asian="bold" style:font-weight-complex="bold"/>
    </style:style>
    <style:style style:name="T5" style:family="text">
      <style:text-properties fo:font-weight="bold" officeooo:rsid="0023c0e8" style:font-weight-asian="bold" style:font-weight-complex="bold"/>
    </style:style>
    <style:style style:name="T6" style:family="text">
      <style:text-properties officeooo:rsid="00221d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Modification de vitesse</text:p>
      <text:p text:style-name="P1">1)</text:p>
      <text:p text:style-name="P2"><text:tab/>En tant que <text:span text:style-name="T2">U</text:span><text:span text:style-name="T3">SER</text:span> je souhaite pouvoir </text:p>
      <text:p text:style-name="P2"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/>VENTILATEURS</text:span> de l’objet </text:p>
      <text:p text:style-name="P2">de sorte <text:span text:style-name="T1">à </text:span></text:p>
      <text:p text:style-name="P2"><text:span text:style-name="T3">MODIFIER LA VITESSE DE DÉSHUMIDIFICATION</text:span><text:span text:style-name="T1">.</text:span></text:p>
      <text:p text:style-name="P1"/>
      <text:p text:style-name="P1">2)</text:p>
      <text:p text:style-name="P2"><text:tab/><text:span text:style-name="T2">U</text:span><text:span text:style-name="T3">SER</text:span> peut <text:s/></text:p>
      <text:p text:style-name="P2"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 text:c="2"/>VENTILATEURS</text:span> </text:p>
      <text:p text:style-name="P2">si il </text:p>
      <text:p text:style-name="P2"><text:span text:style-name="T3">ACTIONNE UN BOUTON SUR L’ÉCRAN DE L’OBJET</text:span>.</text:p>
      <text:p text:style-name="P2"/>
      <text:p text:style-name="P3"><text:span text:style-name="T2"><text:tab/>U</text:span><text:span text:style-name="T3">SER</text:span> peut <text:s/></text:p>
      <text:p text:style-name="P3"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 text:c="2"/>VENTILATEURS</text:span> </text:p>
      <text:p text:style-name="P3">si il </text:p>
      <text:p text:style-name="P3"><text:span text:style-name="T3">SI IL UTILISE SON SMARTPHONE AVEC LES BONS LOGIN.</text:span></text:p>
      <text:p text:style-name="P1"/>
      <text:p text:style-name="P1">3)</text:p>
      <text:p text:style-name="P1"><text:tab/><text:span text:style-name="T6">(happy path)</text:span></text:p>
      <text:p text:style-name="P2"><text:tab/>En tant que <text:span text:style-name="T2">U</text:span><text:span text:style-name="T3">SER</text:span> </text:p>
      <text:p text:style-name="P2">et parce que j’ai </text:p>
      <text:p text:style-name="P2"><text:span text:style-name="T3">ACTIONNE UN BOUTON SUR L’ÉCRAN DE L’OBJET OU SI IL UTILISE SON SMARTPHONE AVEC LES BONS LOGIN</text:span> </text:p>
      <text:p text:style-name="P2">alors </text:p>
      <text:p text:style-name="P2"><text:s/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 text:c="2"/>VENTILATEURS</text:span> </text:p>
      <text:p text:style-name="P2">est effectué et je suis informé que<text:span text:style-name="T2"> </text:span></text:p>
      <text:p text:style-name="P2"><text:span text:style-name="T3">LA VITESSE A ÉTÉ MODIFIER SUR LE MONITEUR DE L’OBJET ET SUR LE SMARTPHONE</text:span>.</text:p>
      <text:p text:style-name="P2"/>
      <text:p text:style-name="P5">(wrong path)</text:p>
      <text:p text:style-name="P3">En tant que <text:span text:style-name="T2">U</text:span><text:span text:style-name="T3">SER</text:span> </text:p>
      <text:p text:style-name="P3">et parce que j<text:span text:style-name="T6">e n’ai pas </text:span></text:p>
      <text:p text:style-name="P3"><text:span text:style-name="T3">LES BONS LOGIN</text:span> <text:s/><text:span text:style-name="T4">SUR MON SMARTPHONE</text:span></text:p>
      <text:p text:style-name="P3">alors </text:p>
      <text:p text:style-name="P3"><text:s/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 text:c="2"/>VENTILATEURS</text:span> </text:p>
      <text:p text:style-name="P3">est <text:span text:style-name="T6">refusé</text:span> et je suis informé que<text:span text:style-name="T2"> </text:span></text:p>
      <text:p text:style-name="P3"><text:span text:style-name="T4">LES LOGIN SONT MAUVAIS</text:span>.</text:p>
      <text:p text:style-name="P3"/>
      <text:p text:style-name="P3"/>
      <text:p text:style-name="P5">(exception)</text:p>
      <text:p text:style-name="P3">En tant que <text:span text:style-name="T2">U</text:span><text:span text:style-name="T3">SER</text:span> </text:p>
      <text:p text:style-name="P3">et parce que <text:span text:style-name="T4">L’ADMIN A BLOQUER LES MODIFICATIONS</text:span></text:p>
      <text:p text:style-name="P3">alors </text:p>
      <text:p text:style-name="P3"><text:span text:style-name="T2">M</text:span><text:span text:style-name="T3">ODIFIER</text:span><text:span text:style-name="T2"> </text:span><text:span text:style-name="T3">LA</text:span><text:span text:style-name="T2"> </text:span><text:span text:style-name="T3">VITESSE</text:span><text:span text:style-name="T2"> </text:span><text:span text:style-name="T3">DES <text:s text:c="2"/>VENTILATEURS</text:span> </text:p>
      <text:p text:style-name="P3">est <text:span text:style-name="T6">refusé</text:span> et je suis informé que<text:span text:style-name="T2"> </text:span></text:p>
      <text:p text:style-name="P3"><text:span text:style-name="T4">L</text:span><text:span text:style-name="T5">ES MODIFICATIONS SONT BLOQUEES</text:span>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1:34:28.824000000</meta:creation-date>
    <meta:editing-duration>PT1M53S</meta:editing-duration>
    <meta:editing-cycles>2</meta:editing-cycles>
    <meta:generator>LibreOffice/7.0.5.2$Windows_X86_64 LibreOffice_project/64390860c6cd0aca4beafafcfd84613dd9dfb63a</meta:generator>
    <dc:date>2022-03-08T11:57:56.490000000</dc:date>
    <meta:document-statistic meta:table-count="0" meta:image-count="0" meta:object-count="0" meta:page-count="2" meta:paragraph-count="39" meta:word-count="181" meta:character-count="1051" meta:non-whitespace-character-count="863"/>
  </office:meta>
</office:document-meta>
</file>